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5953in" svg:height="4.272in" svg:x="3.5224in" svg:y="3.9287in">
            <draw:object draw:notify-on-update-of-ranges="Sheet1.B14:Sheet1.L14 Sheet1.B15:Sheet1.L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Works</text:p>
          </table:table-cell>
          <table:table-cell table:number-columns-repeated="11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lumes</text:p>
          </table:table-cell>
          <table:table-cell table:number-columns-repeated="11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ati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ree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ebrew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ahuatl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nglis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renc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bject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terature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Chemistry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Botany and Natural Sciences</text:p>
          </table:table-cell>
          <table:table-cell office:value-type="string" calcext:value-type="string">
            <text:p>Languages, Geography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487-SUM([.B15:.K15])" office:value-type="float" office:value="105" calcext:value-type="float">
            <text:p>1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5T20:27:35.822968601</meta:creation-date>
    <dc:date>2021-01-25T20:47:11.715947951</dc:date>
    <meta:editing-duration>PT9M25S</meta:editing-duration>
    <meta:editing-cycles>2</meta:editing-cycles>
    <meta:generator>LibreOffice/7.0.4.2$Linux_X86_64 LibreOffice_project/00$Build-2</meta:generator>
    <meta:document-statistic meta:table-count="1" meta:cell-count="3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Comfortaa Light'" style:font-style-name="Light" fo:font-size="18pt" fo:font-weight="250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Comfortaa Light'" style:font-style-name="Light" fo:font-size="14pt" fo:font-weight="250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svg:stroke-color="#ff420e" draw:fill-color="#4b1f6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293cm" svg:height="10.852cm" xlink:href=".." xlink:type="simple" chart:class="chart:bar" chart:style-name="ch1">
        <chart:title svg:x="3.129cm" svg:y="0.353cm" chart:style-name="ch2">
          <text:p>Example of Private Library (Bartolache)</text:p>
        </chart:title>
        <chart:plot-area chart:style-name="ch3" table:cell-range-address="Sheet1.B14:Sheet1.L15" chart:data-source-has-labels="row" svg:x="0.385cm" svg:y="1.667cm" svg:width="18.523cm" svg:height="8.968cm">
          <chart:coordinate-region svg:x="1.64cm" svg:y="1.667cm" svg:width="17.268cm" svg:height="2.989cm"/>
          <chart:axis chart:dimension="x" chart:name="primary-x" chart:style-name="ch4" chartooo:axis-type="auto">
            <chartooo:date-scale/>
            <chart:categories table:cell-range-address="Sheet1.B14:Sheet1.L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5:Sheet1.L15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terature</text:p>
                <draw:g>
                  <svg:desc>Sheet1.B14:Sheet1.L14</svg:desc>
                </draw:g>
              </table:table-cell>
              <table:table-cell office:value-type="string">
                <text:p>Medicine</text:p>
              </table:table-cell>
              <table:table-cell office:value-type="string">
                <text:p>Religion</text:p>
              </table:table-cell>
              <table:table-cell office:value-type="string">
                <text:p>Law</text:p>
              </table:table-cell>
              <table:table-cell office:value-type="string">
                <text:p>Mining</text:p>
              </table:table-cell>
              <table:table-cell office:value-type="string">
                <text:p>Chemistry</text:p>
              </table:table-cell>
              <table:table-cell office:value-type="string">
                <text:p>History</text:p>
              </table:table-cell>
              <table:table-cell office:value-type="string">
                <text:p>Physics</text:p>
              </table:table-cell>
              <table:table-cell office:value-type="string">
                <text:p>Mathematics</text:p>
              </table:table-cell>
              <table:table-cell office:value-type="string">
                <text:p>Botany and Natural Sciences</text:p>
              </table:table-cell>
              <table:table-cell office:value-type="string">
                <text:p>Languages, Geography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80">
                <text:p>80</text:p>
                <draw:g>
                  <svg:desc>Sheet1.B15:Sheet1.L15</svg:desc>
                </draw:g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05">
                <text:p>1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